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VC: Controllers</text:p>
      <text:p text:style-name="Standard"/>
      <text:p text:style-name="Standard"/>
      <text:p text:style-name="Standard">kn´´an returerna</text:p>
      <text:p text:style-name="Standard"/>
      <text:p text:style-name="Standard"/>
      <text:list xml:id="list1090182045949409379" text:style-name="L1">
        <text:list-item>
          <text:p text:style-name="P1">en sträng</text:p>
        </text:list-item>
        <text:list-item>
          <text:p text:style-name="P1">html/css</text:p>
        </text:list-item>
        <text:list-item>
          <text:p text:style-name="P1">fil från disk</text:p>
        </text:list-item>
        <text:list-item>
          <text:p text:style-name="P1">json</text:p>
        </text:list-item>
        <text:list-item>
          <text:p text:style-name="P1">omredigering till en annan action</text:p>
        </text:list-item>
      </text:list>
      <text:p text:style-name="Standard"/>
      <text:p text:style-name="Standard">Filter</text:p>
      <text:p text:style-name="Standard">Actions kan dekoreras med attribut [HttpGet] [RequireHttps] [Route(”link”)]</text:p>
      <text:p text:style-name="Standard"/>
      <text:p text:style-name="Standard">Route-filtret</text:p>
      <text:p text:style-name="Standard">specifiera vilken route som gäller</text:p>
      <text:p text:style-name="Standard"/>
      <text:p text:style-name="Standard">Parameter-binding. </text:p>
      <text:p text:style-name="Standard">Route-värden</text:p>
      <text:p text:style-name="Standard">Query-string</text:p>
      <text:p text:style-name="Standard"/>
      <text:p text:style-name="Standard"/>
      <text:p text:style-name="Standard">MODEL-Binding</text:p>
      <text:p text:style-name="Standard"/>
      <text:p text:style-name="Standard">tar emot komplexa typer (klasser) och parametrar, främst frpn froms, get/post</text:p>
      <text:p text:style-name="Standard"/>
      <text:p text:style-name="Standard">Omredigering</text:p>
      <text:p text:style-name="Standard">Om en post funkat så ska vi redirecta till en annan sida, redirect to action.</text:p>
      <text:p text:style-name="Standard"/>
      <text:p text:style-name="Standard">MVC: Model</text:p>
      <text:p text:style-name="Standard"/>
      <text:p text:style-name="Standard">Hårt typade vy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13T09:00:43.92</meta:creation-date>
    <meta:generator>OpenOffice/4.1.3$Win32 OpenOffice.org_project/413m1$Build-9783</meta:generator>
    <dc:date>2017-07-13T17:57:24.17</dc:date>
    <dc:creator>Niklas Johansson</dc:creator>
    <meta:editing-duration>PT8H56M38S</meta:editing-duration>
    <meta:editing-cycles>10</meta:editing-cycles>
    <meta:document-statistic meta:table-count="0" meta:image-count="0" meta:object-count="0" meta:page-count="1" meta:paragraph-count="20" meta:word-count="72" meta:character-count="480"/>
  </office:meta>
</office:document-meta>
</file>